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2C00000046B3DCC3C23EFC04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  <style:text-properties officeooo:rsid="005b9ab1" officeooo:paragraph-rsid="0062cdf2"/>
    </style:style>
    <style:style style:name="P2" style:family="paragraph" style:parent-style-name="Heading_20_1">
      <style:paragraph-properties fo:margin-top="0cm" fo:margin-bottom="0cm" loext:contextual-spacing="false"/>
      <style:text-properties officeooo:rsid="00e2ec1d" officeooo:paragraph-rsid="00e2ec1d"/>
    </style:style>
    <style:style style:name="P3" style:family="paragraph" style:parent-style-name="Footer">
      <style:paragraph-properties>
        <style:tab-stops>
          <style:tab-stop style:position="24.619cm" style:type="right"/>
        </style:tab-stops>
      </style:paragraph-properties>
      <style:text-properties fo:font-size="9pt" officeooo:paragraph-rsid="00693f01" style:font-size-asian="9pt" style:font-size-complex="9pt"/>
    </style:style>
    <style:style style:name="P4" style:family="paragraph" style:parent-style-name="Text_20_body" style:master-page-name="Standard">
      <style:paragraph-properties fo:margin-top="0cm" fo:margin-bottom="0cm" loext:contextual-spacing="false" fo:line-height="105%" style:page-number="auto"/>
      <style:text-properties fo:color="#111111" style:text-line-through-style="none" style:text-line-through-type="none" style:font-name="Tahoma" fo:font-size="7pt" fo:font-style="italic" fo:font-weight="normal" officeooo:rsid="00788a3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text-properties officeooo:rsid="00e2ec1d" officeooo:paragraph-rsid="00e2ec1d"/>
    </style:style>
    <style:style style:name="P8" style:family="paragraph" style:parent-style-name="Text_20_body">
      <style:text-properties officeooo:rsid="00e64a43" officeooo:paragraph-rsid="00e64a43"/>
    </style:style>
    <style:style style:name="P9" style:family="paragraph" style:parent-style-name="Text_20_body" style:list-style-name="L3">
      <style:text-properties officeooo:rsid="00e64a43" officeooo:paragraph-rsid="00e64a43"/>
    </style:style>
    <style:style style:name="P10" style:family="paragraph" style:parent-style-name="Text_20_body">
      <style:text-properties officeooo:paragraph-rsid="00e64a43"/>
    </style:style>
    <style:style style:name="P11" style:family="paragraph" style:parent-style-name="Text_20_body" style:list-style-name="L4"/>
    <style:style style:name="P12" style:family="paragraph" style:parent-style-name="Heading_20_2">
      <style:text-properties officeooo:rsid="00e64a43" officeooo:paragraph-rsid="00e64a4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93f01" style:font-style-asian="italic" style:font-style-complex="italic"/>
    </style:style>
    <style:style style:name="T3" style:family="text">
      <style:text-properties fo:font-style="italic" officeooo:rsid="00677eb4" style:font-style-asian="italic" style:font-style-complex="italic"/>
    </style:style>
    <style:style style:name="T4" style:family="text">
      <style:text-properties officeooo:rsid="00e64a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Patches used on the Drupal 8 IPU site</text:p>
      <text:p text:style-name="P2"/>
      <text:p text:style-name="P12">Core</text:p>
      <text:p text:style-name="P8">Issue - MigrateLookup plugin has inconsistent return values</text:p>
      <text:list xml:id="list4082181356" text:style-name="L3">
        <text:list-item>
          <text:p text:style-name="P9">https://www.drupal.org/files/issues/2019-04-16/2890690-37.patch</text:p>
        </text:list-item>
      </text:list>
      <text:p text:style-name="Text_20_body">Issue - <text:bookmark text:name="page-subtitle1"/>Better handle replacement of missing filters with filter_null</text:p>
      <text:list xml:id="list3180799884" text:style-name="L4">
        <text:list-item>
          <text:p text:style-name="P11">https://www.drupal.org/files/issues/2618332-42.patch</text:p>
        </text:list-item>
      </text:list>
      <text:p text:style-name="Heading_20_2">Paragraphs</text:p>
      <text:p text:style-name="P7">To enable content in Field Collections in D7 to arrive in Paragraphs in D8</text:p>
      <text:p text:style-name="P10"/>
      <text:p text:style-name="P10"><text:span text:style-name="T4">Issue - </text:span><text:bookmark text:name="page-subtitle"/>Field collections deriver and base migration</text:p>
      <text:list xml:id="list594037932" text:style-name="L1">
        <text:list-item>
          <text:p text:style-name="P5">https://www.drupal.org/files/issues/2019-04-25/2911244-48.patch</text:p>
        </text:list-item>
      </text:list>
      <text:p text:style-name="Text_20_body"/>
      <text:p text:style-name="Heading_20_2">Field Group</text:p>
      <text:p text:style-name="Text_20_body">Viewing of Field Groups was broken in D8 without these patches</text:p>
      <text:list xml:id="list3461104532" text:style-name="L2">
        <text:list-item>
          <text:p text:style-name="P6">field_group-n2955526-13.patch</text:p>
        </text:list-item>
        <text:list-item>
          <text:p text:style-name="P6">referenced-teaser-display-config-sync-breaks-site-field_group-2873438-5.pat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ejaVu Sans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DejaVu Sans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ddress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/>
      <style:text-properties style:font-name="Arial" fo:font-family="Arial" style:font-family-generic="swiss" style:font-pitch="variable" fo:font-size="8pt" fo:font-weight="normal" style:font-size-asian="8pt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Standard" style:class="text">
      <style:paragraph-properties fo:margin-top="0.6cm" fo:margin-bottom="0.4cm" loext:contextual-spacing="false" fo:break-before="auto" fo:break-after="auto" style:writing-mode="lr-tb"/>
      <style:text-properties fo:color="#6fb135" fo:font-size="15pt" style:font-size-asian="15pt" style:font-size-complex="1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_32__20_Heading1" style:display-name="2 Heading1" style:family="paragraph" style:parent-style-name="Standard" style:default-outline-level="">
      <style:paragraph-properties fo:margin-left="0cm" fo:margin-right="-3.505cm" fo:margin-top="0cm" fo:margin-bottom="0.282cm" loext:contextual-spacing="false" fo:text-indent="0cm" style:auto-text-indent="false"/>
      <style:text-properties fo:font-size="14pt" style:font-size-asian="14pt" style:font-name-complex="Tahoma1" style:font-family-complex="Tahoma" style:font-family-generic-complex="system" style:font-pitch-complex="variable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margin-top="0cm" fo:margin-bottom="0cm" loext:contextual-spacing="false"/>
      <style:text-properties officeooo:rsid="005b9ab1" officeooo:paragraph-rsid="0062cdf2"/>
    </style:style>
    <style:style style:name="MP2" style:family="paragraph" style:parent-style-name="Footer">
      <style:paragraph-properties>
        <style:tab-stops>
          <style:tab-stop style:position="24.619cm" style:type="right"/>
        </style:tab-stops>
      </style:paragraph-properties>
      <style:text-properties fo:font-size="9pt" officeooo:paragraph-rsid="00693f01" style:font-size-asian="9pt" style:font-size-complex="9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693f01" style:font-style-asian="italic" style:font-style-complex="italic"/>
    </style:style>
    <style:style style:name="MT3" style:family="text">
      <style:text-properties fo:font-style="italic" officeooo:rsid="00677eb4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19cm" svg:y="0.097cm" svg:width="2.635cm" svg:height="0.616cm" draw:z-index="0"><draw:image xlink:href="Pictures/100002010000012C00000046B3DCC3C23EFC0429.png" xlink:type="simple" xlink:show="embed" xlink:actuate="onLoad" loext:mime-type="image/png"/></draw:frame></text:p>
      </style:header>
      <style:footer>
        <text:p text:style-name="MP2"><text:span text:style-name="MT1"><text:file-name text:display="full">/home/rtatham/Project/go/go3.biscay.net/web/sereno/patch/patches.odt</text:file-name></text:span><text:span text:style-name="MT2"><text:tab/></text:span><text:span text:style-name="MT1">Page</text:span><text:span text:style-name="MT3"> </text:span><text:span text:style-name="MT1"><text:page-number text:select-page="current">1</text:page-number></text:span><text:span text:style-name="MT1"><text:s/></text:span><text:span text:style-name="MT2">of </text:span><text:span text:style-name="MT2"><text:page-count>1</text:page-count></text:span></text:p>
      </style:footer>
    </style:master-page>
    <style:master-page style:name="Convert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2</meta:editing-cycles>
    <meta:creation-date>2019-01-30T16:12:25.299047374</meta:creation-date>
    <meta:editing-duration>PT23H31M28S</meta:editing-duration>
    <meta:generator>LibreOffice/6.0.7.3$Linux_X86_64 LibreOffice_project/00m0$Build-3</meta:generator>
    <dc:title>Sereno Bug Report</dc:title>
    <dc:date>2019-04-26T18:52:02.857430714</dc:date>
    <meta:document-statistic meta:table-count="0" meta:image-count="1" meta:object-count="0" meta:page-count="1" meta:paragraph-count="15" meta:word-count="78" meta:character-count="747" meta:non-whitespace-character-count="689"/>
    <meta:user-defined meta:name="AppVersion">14.0000</meta:user-defined>
    <meta:user-defined meta:name="Company">Logi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ereno Bug Report" xlink:href="../../../../../../../.config/libreoffice/4/user/template/Sereno%20Bug%20Report.ott" meta:date="2019-01-30T16:12:24.259034313"/>
  </office:meta>
</office:document-meta>
</file>